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Verdan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wiss"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automatic-styles>
    <style:style style:name="P1" style:family="paragraph" style:parent-style-name="Standard">
      <style:text-properties fo:font-size="13pt" fo:font-weight="bold" style:font-size-asian="13pt" style:font-weight-asian="bold" style:font-size-complex="13pt" style:font-weight-complex="bold"/>
    </style:style>
    <style:style style:name="P2" style:family="paragraph" style:parent-style-name="Standard">
      <style:text-properties fo:font-size="13pt" fo:font-weight="bold" officeooo:rsid="0017b0b3" style:font-size-asian="13pt" style:font-weight-asian="bold" style:font-size-complex="13pt" style:font-weight-complex="bold"/>
    </style:style>
    <style:style style:name="P3" style:family="paragraph" style:parent-style-name="Standard">
      <style:text-properties fo:font-size="13pt" fo:font-weight="bold" officeooo:paragraph-rsid="002ea495" style:font-size-asian="13pt" style:font-weight-asian="bold" style:font-size-complex="13pt" style:font-weight-complex="bold"/>
    </style:style>
    <style:style style:name="P4" style:family="paragraph" style:parent-style-name="Standard">
      <style:text-properties fo:font-size="13pt" fo:font-weight="bold" officeooo:paragraph-rsid="00369626" style:font-size-asian="13pt" style:font-weight-asian="bold" style:font-size-complex="13pt" style:font-weight-complex="bold"/>
    </style:style>
    <style:style style:name="P5" style:family="paragraph" style:parent-style-name="Standard">
      <style:text-properties fo:font-size="13pt" fo:font-weight="bold" officeooo:rsid="002bf577" style:font-size-asian="13pt" style:font-weight-asian="bold" style:font-size-complex="13pt" style:font-weight-complex="bold"/>
    </style:style>
    <style:style style:name="P6" style:family="paragraph" style:parent-style-name="Standard">
      <style:text-properties fo:font-size="13pt" fo:font-weight="normal" officeooo:paragraph-rsid="002ea495" style:font-size-asian="13pt" style:font-weight-asian="normal" style:font-size-complex="13pt" style:font-weight-complex="normal"/>
    </style:style>
    <style:style style:name="P7" style:family="paragraph" style:parent-style-name="Standard">
      <style:text-properties fo:font-size="13pt" fo:font-weight="normal" officeooo:paragraph-rsid="00369626" style:font-size-asian="13pt" style:font-weight-asian="normal" style:font-size-complex="13pt" style:font-weight-complex="normal"/>
    </style:style>
    <style:style style:name="P8" style:family="paragraph" style:parent-style-name="Standard">
      <style:text-properties fo:font-size="13pt" fo:font-weight="normal" officeooo:rsid="002bf577" style:font-size-asian="13pt" style:font-weight-asian="normal" style:font-size-complex="13pt"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list-style-name="L1">
      <style:text-properties fo:font-size="13pt" fo:font-weight="normal" style:font-size-asian="13pt" style:font-weight-asian="normal" style:font-size-complex="13pt" style:font-weight-complex="normal"/>
    </style:style>
    <style:style style:name="P11" style:family="paragraph" style:parent-style-name="Standard" style:list-style-name="L1">
      <style:text-properties fo:font-size="13pt" fo:font-weight="normal" officeooo:rsid="0017b0b3" style:font-size-asian="13pt" style:font-weight-asian="normal" style:font-size-complex="13pt" style:font-weight-complex="normal"/>
    </style:style>
    <style:style style:name="P12" style:family="paragraph" style:parent-style-name="Standard" style:list-style-name="L2">
      <style:text-properties fo:font-size="13pt" fo:font-weight="normal" style:font-size-asian="13pt" style:font-weight-asian="normal" style:font-size-complex="13pt" style:font-weight-complex="normal"/>
    </style:style>
    <style:style style:name="P13" style:family="paragraph" style:parent-style-name="Standard" style:list-style-name="L3">
      <style:text-properties fo:font-size="13pt" fo:font-weight="normal" style:font-size-asian="13pt" style:font-weight-asian="normal" style:font-size-complex="13pt" style:font-weight-complex="normal"/>
    </style:style>
    <style:style style:name="P14" style:family="paragraph" style:parent-style-name="Standard" style:list-style-name="L4">
      <style:text-properties fo:font-size="13pt" fo:font-weight="normal" style:font-size-asian="13pt" style:font-weight-asian="normal" style:font-size-complex="13pt" style:font-weight-complex="normal"/>
    </style:style>
    <style:style style:name="P15" style:family="paragraph" style:parent-style-name="Standard" style:list-style-name="L4">
      <style:text-properties fo:font-size="13pt" fo:font-weight="normal" officeooo:paragraph-rsid="001a4164" style:font-size-asian="13pt" style:font-weight-asian="normal" style:font-size-complex="13pt" style:font-weight-complex="normal"/>
    </style:style>
    <style:style style:name="P16" style:family="paragraph" style:parent-style-name="Standard" style:list-style-name="L4">
      <style:text-properties fo:font-size="13pt" fo:font-weight="normal" officeooo:paragraph-rsid="001b2639" style:font-size-asian="13pt" style:font-weight-asian="normal" style:font-size-complex="13pt" style:font-weight-complex="normal"/>
    </style:style>
    <style:style style:name="P17" style:family="paragraph" style:parent-style-name="Standard" style:list-style-name="L5">
      <style:text-properties fo:font-size="13pt" fo:font-weight="normal" style:font-size-asian="13pt" style:font-weight-asian="normal" style:font-size-complex="13pt" style:font-weight-complex="normal"/>
    </style:style>
    <style:style style:name="P18" style:family="paragraph" style:parent-style-name="Standard" style:list-style-name="L6">
      <style:text-properties fo:font-size="13pt" fo:font-weight="normal" style:font-size-asian="13pt" style:font-weight-asian="normal" style:font-size-complex="13pt" style:font-weight-complex="normal"/>
    </style:style>
    <style:style style:name="P19" style:family="paragraph" style:parent-style-name="Standard" style:list-style-name="L7">
      <style:text-properties fo:font-size="13pt" fo:font-weight="normal" style:font-size-asian="13pt" style:font-weight-asian="normal" style:font-size-complex="13pt" style:font-weight-complex="normal"/>
    </style:style>
    <style:style style:name="P20" style:family="paragraph" style:parent-style-name="Standard" style:list-style-name="L9">
      <style:text-properties fo:font-size="13pt" fo:font-weight="normal" style:font-size-asian="13pt" style:font-weight-asian="normal" style:font-size-complex="13pt" style:font-weight-complex="normal"/>
    </style:style>
    <style:style style:name="P21" style:family="paragraph" style:parent-style-name="Standard" style:list-style-name="L9">
      <style:text-properties fo:font-size="13pt" fo:font-weight="normal" officeooo:rsid="002aa2ac" style:font-size-asian="13pt" style:font-weight-asian="normal" style:font-size-complex="13pt" style:font-weight-complex="normal"/>
    </style:style>
    <style:style style:name="P22" style:family="paragraph" style:parent-style-name="Standard" style:list-style-name="L9">
      <style:text-properties fo:font-size="13pt" fo:font-weight="normal" officeooo:rsid="002bf577" style:font-size-asian="13pt" style:font-weight-asian="normal" style:font-size-complex="13pt" style:font-weight-complex="normal"/>
    </style:style>
    <style:style style:name="P23" style:family="paragraph" style:parent-style-name="Standard" style:list-style-name="L10">
      <style:text-properties fo:font-size="13pt" fo:font-weight="normal" style:font-size-asian="13pt" style:font-weight-asian="normal" style:font-size-complex="13pt" style:font-weight-complex="normal"/>
    </style:style>
    <style:style style:name="P24" style:family="paragraph" style:parent-style-name="Standard" style:list-style-name="L11">
      <style:text-properties fo:font-size="13pt" fo:font-weight="normal" officeooo:paragraph-rsid="002ea495" style:font-size-asian="13pt" style:font-weight-asian="normal" style:font-size-complex="13pt" style:font-weight-complex="normal"/>
    </style:style>
    <style:style style:name="P25" style:family="paragraph" style:parent-style-name="Standard" style:list-style-name="L12">
      <style:text-properties fo:font-size="13pt" fo:font-weight="normal" officeooo:paragraph-rsid="002ea495" style:font-size-asian="13pt" style:font-weight-asian="normal" style:font-size-complex="13pt" style:font-weight-complex="normal"/>
    </style:style>
    <style:style style:name="P26" style:family="paragraph" style:parent-style-name="Standard" style:list-style-name="L13">
      <style:text-properties fo:font-size="13pt" fo:font-weight="normal" officeooo:paragraph-rsid="002ea495" style:font-size-asian="13pt" style:font-weight-asian="normal" style:font-size-complex="13pt" style:font-weight-complex="normal"/>
    </style:style>
    <style:style style:name="P27" style:family="paragraph" style:parent-style-name="Standard" style:list-style-name="L14">
      <style:text-properties fo:font-size="13pt" fo:font-weight="normal" officeooo:paragraph-rsid="002ea495" style:font-size-asian="13pt" style:font-weight-asian="normal" style:font-size-complex="13pt" style:font-weight-complex="normal"/>
    </style:style>
    <style:style style:name="P28" style:family="paragraph" style:parent-style-name="Standard" style:list-style-name="L15">
      <style:text-properties fo:font-size="13pt" fo:font-weight="normal" officeooo:paragraph-rsid="002ea495" style:font-size-asian="13pt" style:font-weight-asian="normal" style:font-size-complex="13pt" style:font-weight-complex="normal"/>
    </style:style>
    <style:style style:name="P29" style:family="paragraph" style:parent-style-name="Standard" style:list-style-name="L16">
      <style:text-properties fo:font-size="13pt" fo:font-weight="normal" officeooo:paragraph-rsid="00369626" style:font-size-asian="13pt" style:font-weight-asian="normal" style:font-size-complex="13pt" style:font-weight-complex="normal"/>
    </style:style>
    <style:style style:name="P30" style:family="paragraph" style:parent-style-name="Standard" style:list-style-name="L1">
      <style:text-properties fo:font-size="13pt" style:font-size-asian="13pt" style:font-size-complex="13pt"/>
    </style:style>
    <style:style style:name="P31" style:family="paragraph" style:parent-style-name="Standard" style:list-style-name="L4">
      <style:text-properties fo:font-size="13pt" style:text-underline-style="none" fo:font-weight="normal" officeooo:paragraph-rsid="001a4164" style:font-size-asian="13pt" style:font-weight-asian="normal" style:font-size-complex="13pt" style:font-weight-complex="normal"/>
    </style:style>
    <style:style style:name="P32" style:family="paragraph" style:parent-style-name="Standard" style:list-style-name="L4">
      <style:text-properties fo:font-size="13pt" fo:font-style="normal" fo:font-weight="bold" style:font-size-asian="13pt" style:font-style-asian="normal" style:font-weight-asian="bold" style:font-size-complex="13pt" style:font-style-complex="normal" style:font-weight-complex="bold"/>
    </style:style>
    <style:style style:name="P33" style:family="paragraph" style:parent-style-name="Standard" style:list-style-name="L8">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34" style:family="paragraph" style:parent-style-name="Standard" style:list-style-name="L4">
      <style:text-properties officeooo:paragraph-rsid="001b2639"/>
    </style:style>
    <style:style style:name="P35" style:family="paragraph" style:parent-style-name="Standard" style:list-style-name="L9"/>
    <style:style style:name="P36" style:family="paragraph" style:parent-style-name="Text_20_body" style:list-style-name="L17">
      <style:paragraph-properties fo:margin-top="0in" fo:margin-bottom="0.0575in" loext:contextual-spacing="false" fo:line-height="100%"/>
      <style:text-properties fo:font-variant="normal" fo:text-transform="none" fo:color="#333333" style:font-name="Noto Sans CJK SC" fo:font-size="13pt" fo:letter-spacing="normal" fo:font-weight="normal" officeooo:paragraph-rsid="003cacc1" style:font-name-asian="Noto Sans CJK SC" style:font-size-asian="13pt" style:font-style-asian="normal" style:font-weight-asian="normal" style:font-size-complex="13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7b0b3"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fo:font-size="13pt" fo:font-weight="normal" style:font-size-asian="13pt" style:font-weight-asian="normal" style:font-size-complex="13pt" style:font-weight-complex="normal"/>
    </style:style>
    <style:style style:name="T5" style:family="text">
      <style:text-properties fo:font-size="13pt" fo:font-weight="normal" officeooo:rsid="001b2639" style:font-size-asian="13pt" style:font-weight-asian="normal" style:font-size-complex="13pt" style:font-weight-complex="normal"/>
    </style:style>
    <style:style style:name="T6" style:family="text">
      <style:text-properties fo:font-size="13pt" fo:font-weight="normal" officeooo:rsid="002aa2ac" style:font-size-asian="13pt" style:font-weight-asian="normal" style:font-size-complex="13pt" style:font-weight-complex="normal"/>
    </style:style>
    <style:style style:name="T7" style:family="text">
      <style:text-properties fo:font-size="13pt" fo:font-weight="normal" officeooo:rsid="002bf577" style:font-size-asian="13pt" style:font-weight-asian="normal" style:font-size-complex="13pt" style:font-weight-complex="normal"/>
    </style:style>
    <style:style style:name="T8" style:family="text">
      <style:text-properties fo:font-size="13pt" style:text-underline-style="solid" style:text-underline-width="auto" style:text-underline-color="font-color" fo:font-weight="normal" officeooo:rsid="001b2639" style:font-size-asian="13pt" style:font-weight-asian="normal" style:font-size-complex="13pt" style:font-weight-complex="normal"/>
    </style:style>
    <style:style style:name="T9" style:family="text">
      <style:text-properties fo:font-size="13pt" style:font-size-asian="13pt" style:font-size-complex="13pt"/>
    </style:style>
    <style:style style:name="T10" style:family="text">
      <style:text-properties fo:font-size="13pt" fo:background-color="#f04e4d" loext:char-shading-value="0" style:font-size-asian="13pt" style:font-size-complex="13pt"/>
    </style:style>
    <style:style style:name="T11" style:family="text">
      <style:text-properties fo:font-size="13pt" fo:background-color="transparent" loext:char-shading-value="0" style:font-size-asian="13pt" style:font-size-complex="13pt"/>
    </style:style>
    <style:style style:name="T12" style:family="text">
      <style:text-properties officeooo:rsid="001df9e7"/>
    </style:style>
    <style:style style:name="T13" style:family="text">
      <style:text-properties officeooo:rsid="00289d45"/>
    </style:style>
    <style:style style:name="T14" style:family="text">
      <style:text-properties style:text-position="sub 58%" fo:font-size="13pt" fo:font-weight="normal" officeooo:rsid="002bf577" style:font-size-asian="13pt" style:font-weight-asian="normal" style:font-size-complex="13pt" style:font-weight-complex="normal"/>
    </style:style>
    <style:style style:name="T15"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软件危机与软件工程的关系P1</text:p>
      <text:list xml:id="list3756937007" text:style-name="L1">
        <text:list-item>
          <text:p text:style-name="P10">软件危机是指在计算机软件的开发和维护过程中所遇到的一系列严重问题。</text:p>
        </text:list-item>
        <text:list-item>
          <text:p text:style-name="P30"><text:span text:style-name="T1">软件工程是：</text:span><text:span text:style-name="T2">1. 把系统的、规范的、可度量的途径应用与软件的开发、运行和维护过程，也就是把工程应用于软件; 2. 研究1中提到的途径。</text:span></text:p>
        </text:list-item>
        <text:list-item>
          <text:p text:style-name="P11">软件工程的概念是为了解决软件危机而提出来的。</text:p>
        </text:list-item>
      </text:list>
      <text:p text:style-name="P2">软件工程的基本原理 P7</text:p>
      <text:list xml:id="list4197711549" text:style-name="L2">
        <text:list-item>
          <text:p text:style-name="P12">用分阶段的生命周期计划严格管理；</text:p>
        </text:list-item>
        <text:list-item>
          <text:p text:style-name="P12">坚持进行阶段评审；</text:p>
        </text:list-item>
        <text:list-item>
          <text:p text:style-name="P12">实行严格的产品控制；</text:p>
        </text:list-item>
        <text:list-item>
          <text:p text:style-name="P12">采用现代程序设计技术；</text:p>
        </text:list-item>
        <text:list-item>
          <text:p text:style-name="P12">结果应能清楚地审查；</text:p>
        </text:list-item>
        <text:list-item>
          <text:p text:style-name="P12">开发小组的人员应该少而精；</text:p>
        </text:list-item>
        <text:list-item>
          <text:p text:style-name="P12">承认不断改进软件工程实践的必要性。</text:p>
        </text:list-item>
      </text:list>
      <text:p text:style-name="P1">软件工程方法学 P9</text:p>
      <text:list xml:id="list2470837296" text:style-name="L3">
        <text:list-item>
          <text:p text:style-name="P13">软件工程方法学的三个要素 ：方法、工具、过程。</text:p>
        </text:list-item>
        <text:list-item>
          <text:p text:style-name="P13">目前用的最广泛地两种的方法学 ：传统方法学、面向对象方法学。</text:p>
        </text:list-item>
      </text:list>
      <text:p text:style-name="P1">软件过程 P14</text:p>
      <text:list xml:id="list2716495768" text:style-name="L4">
        <text:list-item>
          <text:p text:style-name="P14">瀑布模型</text:p>
          <text:list>
            <text:list-item>
              <text:p text:style-name="P15">基本上描述了传统方法学的软件过程，现在它仍然是软件工程中应用得最广泛的过程模型；</text:p>
            </text:list-item>
            <text:list-item>
              <text:p text:style-name="P15">特点</text:p>
              <text:list>
                <text:list-item>
                  <text:p text:style-name="P15">阶段间具有顺序性和依赖性；</text:p>
                </text:list-item>
                <text:list-item>
                  <text:p text:style-name="P15">推迟实现的观点：<text:span text:style-name="T3">清楚的区分逻辑设计与物理设计，尽可能推迟程序的物理实现</text:span>，是按照瀑布模型开发软件的一条重要的指导思想。</text:p>
                </text:list-item>
                <text:list-item>
                  <text:p text:style-name="P16">质量保证的观点。</text:p>
                </text:list-item>
              </text:list>
            </text:list-item>
          </text:list>
          <text:p text:style-name="P34"><text:span text:style-name="T5">3. <text:s/></text:span><text:span text:style-name="T8">文档驱动：既是优点也是缺点，有助于开发过程的规范和后期维护，但不利于满足用户真实需求。</text:span></text:p>
        </text:list-item>
        <text:list-item>
          <text:p text:style-name="P15">快速原型模型</text:p>
          <text:list>
            <text:list-item>
              <text:p text:style-name="P15">所谓快速原型模型就是快速建立起来可在计算机上运行的程序，它所能完成的功能往往是最终产品能完成的功能的一个子集，<text:span text:style-name="T3">原型的用途是获知用户的真正需求，一旦需求确定了，原型将被抛弃。</text:span></text:p>
            </text:list-item>
            <text:list-item>
              <text:p text:style-name="P31">优点：<text:span text:style-name="T3">有助于保证用户真实需求得到满足</text:span>，软件产品的开发基本上是线性顺序进行的。</text:p>
            </text:list-item>
            <text:list-item>
              <text:p text:style-name="P31"><text:span text:style-name="T3">快速原型的本质是“快速”</text:span>。</text:p>
            </text:list-item>
          </text:list>
        </text:list-item>
        <text:list-item>
          <text:p text:style-name="P14">增量模型</text:p>
          <text:list>
            <text:list-item>
              <text:p text:style-name="P14">把<text:span text:style-name="T12">软件</text:span>产品作为一系列的增量构建来设计、编码、集成和测试。</text:p>
            </text:list-item>
            <text:list-item>
              <text:p text:style-name="P14">分解时唯一必须遵守的约束条件是：当把新构件集成到现有软件中时。所形成的产品必须是可测试的。（是难点，但会带来好处）</text:p>
            </text:list-item>
            <text:list-item>
              <text:p text:style-name="P14"><text:soft-page-break/>优点：<text:span text:style-name="T12">能在较短时间内向用户提交可完成部分工作的产品；逐步增加产品功能可以使用户有较充裕的时间学习和适应新产品，从而减少一个全新的软件可能给客户带来的冲击。</text:span></text:p>
            </text:list-item>
          </text:list>
        </text:list-item>
        <text:list-item>
          <text:p text:style-name="P14">螺旋模型</text:p>
          <text:list>
            <text:list-item>
              <text:p text:style-name="P14">基本思想：使用原型及其它方法来尽量降低风险。</text:p>
            </text:list-item>
            <text:list-item>
              <text:p text:style-name="P14">把它看作是在每个阶段之前都增加风险分析过程的快速原型模型。</text:p>
            </text:list-item>
            <text:list-item>
              <text:p text:style-name="P14">优点：对可选方案和约束条件的强调有利于已有软件的重用，也有助于把软件质量作为软件开发的一个重要目标；减少了过多测试或测试不足带来的风险；维护只是模型的另一个周期，在维护和开发之间并没有本质区别。</text:p>
            </text:list-item>
            <text:list-item>
              <text:p text:style-name="P14">风险驱动，既是优势也是弱点。</text:p>
            </text:list-item>
          </text:list>
        </text:list-item>
        <text:list-item>
          <text:p text:style-name="P14">喷泉模型</text:p>
        </text:list-item>
        <text:list-item>
          <text:p text:style-name="P14">Rational 统一过程</text:p>
          <text:list>
            <text:list-item>
              <text:p text:style-name="P32">判断题有关RUP的一定是正确的</text:p>
            </text:list-item>
          </text:list>
        </text:list-item>
        <text:list-item>
          <text:p text:style-name="P14">敏捷过程与极限编程</text:p>
        </text:list-item>
        <text:list-item>
          <text:p text:style-name="P14">微软过程</text:p>
        </text:list-item>
      </text:list>
      <text:p text:style-name="P1">可行性研究 P35</text:p>
      <text:list xml:id="list1249898724" text:style-name="L5">
        <text:list-item>
          <text:p text:style-name="P17">三个方面 ：技术可行性、经济可行性、操作可行性</text:p>
        </text:list-item>
      </text:list>
      <text:p text:style-name="P9"><text:span text:style-name="T11">（</text:span><text:span text:style-name="T10">重要</text:span><text:span text:style-name="T11">）</text:span><text:span text:style-name="T9">数据流图 P41</text:span></text:p>
      <text:list xml:id="list498323502" text:style-name="L6">
        <text:list-item>
          <text:p text:style-name="P18">会画</text:p>
        </text:list-item>
        <text:list-item>
          <text:p text:style-name="P18">自顶向下</text:p>
        </text:list-item>
        <text:list-item>
          <text:p text:style-name="P18">命名</text:p>
        </text:list-item>
      </text:list>
      <text:p text:style-name="P1">与用户沟通获取需求的方法 P58</text:p>
      <text:list xml:id="list1500010190" text:style-name="L7">
        <text:list-item>
          <text:p text:style-name="P19">访谈</text:p>
        </text:list-item>
        <text:list-item>
          <text:p text:style-name="P19">面向数据流自顶向下求精</text:p>
        </text:list-item>
        <text:list-item>
          <text:p text:style-name="P19">简易的应用规格说明技术</text:p>
        </text:list-item>
        <text:list-item>
          <text:p text:style-name="P19">快速建立软件原型</text:p>
        </text:list-item>
      </text:list>
      <text:p text:style-name="P1">模块独立P<text:span text:style-name="T13">97</text:span></text:p>
      <text:list xml:id="list1983870576" text:style-name="L8">
        <text:list-item>
          <text:p text:style-name="P33">高内聚，低耦合。</text:p>
        </text:list-item>
        <text:list-item>
          <text:p text:style-name="P33">尽量使用数据耦合，少用控制耦合和特征耦合，限制公共耦合的作用范围，完全不用内容耦合。</text:p>
        </text:list-item>
      </text:list>
      <text:p text:style-name="P9"><text:span text:style-name="T9">（</text:span><text:span text:style-name="T10">重要</text:span><text:span text:style-name="T9">）程序复杂程度的定量度量 P136</text:span></text:p>
      <text:list xml:id="list1256252475" text:style-name="L9">
        <text:list-item>
          <text:p text:style-name="P20">McCabe方法——环形复杂度</text:p>
          <text:list>
            <text:list-item>
              <text:p text:style-name="P20">程序流程图/PDL映射成流图</text:p>
            </text:list-item>
            <text:list-item>
              <text:p text:style-name="P35"><text:span text:style-name="T4">环形复杂度</text:span><text:span text:style-name="T6">=线性无关的区域数=边数-节点数+2=判定节点数+1</text:span></text:p>
            </text:list-item>
          </text:list>
        </text:list-item>
        <text:list-item>
          <text:p text:style-name="P21">Halstead方法</text:p>
          <text:list>
            <text:list-item>
              <text:p text:style-name="P35"><text:span text:style-name="T6">程序长度N</text:span><text:span text:style-name="T7">=运算符出现总数N1+操作数出现总数N2</text:span></text:p>
            </text:list-item>
            <text:list-item>
              <text:p text:style-name="P22">不同运算符个数n1，不同操作数个数n2</text:p>
              <text:p text:style-name="P35"><text:span text:style-name="T7">程序长度H=n1log</text:span><text:span text:style-name="T14">2</text:span><text:span text:style-name="T7">n1+n2log</text:span><text:span text:style-name="T14">2</text:span><text:span text:style-name="T7">n2 ，H接近N</text:span></text:p>
            </text:list-item>
            <text:list-item>
              <text:p text:style-name="P35"><text:soft-page-break/><text:span text:style-name="T7">错误个数E=Nlog</text:span><text:span text:style-name="T14">2</text:span><text:span text:style-name="T7">（n1+n2）/ 3000</text:span></text:p>
            </text:list-item>
          </text:list>
        </text:list-item>
      </text:list>
      <text:p text:style-name="P5">软件测试测试方法 P151 <text:s/></text:p>
      <text:p text:style-name="P8">黑盒测试（功能测试）、白盒测试（逻辑测试）</text:p>
      <text:p text:style-name="P1">测试步骤 P151 <text:s/></text:p>
      <text:list xml:id="list3493676293" text:style-name="L10">
        <text:list-item>
          <text:p text:style-name="P23">模块测试（单元测试）</text:p>
        </text:list-item>
        <text:list-item>
          <text:p text:style-name="P23">子系统测试</text:p>
        </text:list-item>
        <text:list-item>
          <text:p text:style-name="P23">系统测试</text:p>
        </text:list-item>
        <text:list-item>
          <text:p text:style-name="P23">验收测试（确认测试）——用户参与</text:p>
        </text:list-item>
        <text:list-item>
          <text:p text:style-name="P23">平行运行——准生产环境</text:p>
        </text:list-item>
      </text:list>
      <text:p text:style-name="P1">Alpha与Beta测试 P161</text:p>
      <text:list xml:id="list357391714" text:style-name="L11">
        <text:list-item>
          <text:p text:style-name="P24">Alpha测试是由用户在开发者的场所进行，并且在开发者对用户的指导下进行测试。开发者负责记录发现的错误和使用中遇到的问题。<text:span text:style-name="T3">总之，Alpha测试是在受控环境中进行的。</text:span></text:p>
        </text:list-item>
        <text:list-item>
          <text:p text:style-name="P24">Beta测试由软件的最终用户们在一个或多个客户场所进行。开发者通常不在测试现场。<text:span text:style-name="T3">因此，Beta测试是软件在开发者不能控制的环境中的“真实”应用。</text:span>用户记录遇到的一切问题，并且定期把这些问题报告给开发者。开发者接到测试期间报告的问题之后，对软件产品进行必要的修改，并准备向全体客户发布最终的软件产品。</text:p>
        </text:list-item>
      </text:list>
      <text:p text:style-name="P3">白盒测试技术——逻辑覆盖 P162</text:p>
      <text:list xml:id="list782477495" text:style-name="L12">
        <text:list-item>
          <text:p text:style-name="P25">语句覆盖</text:p>
        </text:list-item>
        <text:list-item>
          <text:p text:style-name="P25">判定覆盖</text:p>
        </text:list-item>
        <text:list-item>
          <text:p text:style-name="P25">条件覆盖</text:p>
        </text:list-item>
        <text:list-item>
          <text:p text:style-name="P25">判定/条件覆盖</text:p>
        </text:list-item>
        <text:list-item>
          <text:p text:style-name="P25">条件组合覆盖</text:p>
        </text:list-item>
        <text:list-item>
          <text:p text:style-name="P25">点覆盖</text:p>
        </text:list-item>
        <text:list-item>
          <text:p text:style-name="P25">边覆盖</text:p>
        </text:list-item>
        <text:list-item>
          <text:p text:style-name="P25">路径覆盖</text:p>
        </text:list-item>
      </text:list>
      <text:p text:style-name="P6"><text:span text:style-name="T15">黑盒测试技术 P172 </text:span><text:s/></text:p>
      <text:list xml:id="list125018863" text:style-name="L13">
        <text:list-item>
          <text:p text:style-name="P26">等价划分</text:p>
        </text:list-item>
        <text:list-item>
          <text:p text:style-name="P26">边界值分析</text:p>
        </text:list-item>
        <text:list-item>
          <text:p text:style-name="P26">错误推测</text:p>
        </text:list-item>
      </text:list>
      <text:p text:style-name="P3">软件维护 P189 <text:s/></text:p>
      <text:list xml:id="list1992113035" text:style-name="L14">
        <text:list-item>
          <text:p text:style-name="P27">大型软件的维护成本高达开发成本的四倍左右</text:p>
        </text:list-item>
        <text:list-item>
          <text:p text:style-name="P27">四项维护活动 ：</text:p>
          <text:list>
            <text:list-item>
              <text:p text:style-name="P27">改正性维护——17%~21%</text:p>
            </text:list-item>
            <text:list-item>
              <text:p text:style-name="P27">适应性维护——18%~25%</text:p>
            </text:list-item>
            <text:list-item>
              <text:p text:style-name="P27">完善性维护——50%~66%</text:p>
            </text:list-item>
            <text:list-item>
              <text:p text:style-name="P27">预防性维护——4%左右</text:p>
            </text:list-item>
          </text:list>
        </text:list-item>
      </text:list>
      <text:p text:style-name="P3"><text:soft-page-break/>软件的可维护性 P194 <text:s/></text:p>
      <text:p text:style-name="P6">决定软件可维护性的因素 ：</text:p>
      <text:list xml:id="list1136664737" text:style-name="L15">
        <text:list-item>
          <text:p text:style-name="P28">可理解性</text:p>
        </text:list-item>
        <text:list-item>
          <text:p text:style-name="P28">可测试性</text:p>
        </text:list-item>
        <text:list-item>
          <text:p text:style-name="P28">可修改性</text:p>
        </text:list-item>
        <text:list-item>
          <text:p text:style-name="P28">可移植性</text:p>
        </text:list-item>
        <text:list-item>
          <text:p text:style-name="P28">可重用性</text:p>
        </text:list-item>
      </text:list>
      <text:p text:style-name="P6"><text:span text:style-name="T15">面向对象建模 P216 </text:span><text:s/></text:p>
      <text:p text:style-name="P6">用面向对象方法开发软件 ，通常需要建立3种形式的模型 ，他们分别是 描述系统数据结构的对象模型 ，描述系统控制结构的动态模型 ，描述系统功能的功能模型 。</text:p>
      <text:p text:style-name="P3">UML类图 P217 <text:s/></text:p>
      <text:p text:style-name="P6">了解图的类型和相应的功能</text:p>
      <text:p text:style-name="P3">工作量估算 P308 <text:s/></text:p>
      <text:p text:style-name="P7">静态单变量模型、动态多变量模型、COCOMO2模型</text:p>
      <text:p text:style-name="P4">能力成熟度模型</text:p>
      <text:list xml:id="list754817196" text:style-name="L16">
        <text:list-item>
          <text:p text:style-name="P29">初始级 ：无序的，甚至是混乱的。</text:p>
        </text:list-item>
        <text:list-item>
          <text:p text:style-name="P29">可重复级 ：软件机构建立了基本的项目管理过程，可跟踪成本、进度、功能和质量。</text:p>
        </text:list-item>
        <text:list-item>
          <text:p text:style-name="P29">已定义级 ：软件机构已经定义了完整的软件过程 （过程模型），软件过程已经文档化和标准化。</text:p>
        </text:list-item>
        <text:list-item>
          <text:p text:style-name="P29">已管理级 ：软件机构对软件过程 （过程模型和过程实例）和软件产品都建立了定量的质量 目标 ，所有项 目的重要的过程活动都是可度量的。</text:p>
        </text:list-item>
        <text:list-item>
          <text:p text:style-name="P29">优化级 ：软件机构集中精力持续不断的改进软件过程。这一级的软件机构是一个以防止出现缺陷为目的的机构 ，他有能力识别软件过程要素的薄弱环节 ，并有足够的手段改进它们。</text:p>
        </text:list-item>
      </text:list>
      <text:p text:style-name="P4">小组汇报提纲</text:p>
      <text:list xml:id="list3848078561" text:style-name="L17">
        <text:list-item>
          <text:p text:style-name="P36">项目成员分工和预期计划</text:p>
        </text:list-item>
        <text:list-item>
          <text:p text:style-name="P36">项目的实际进度曲线、燃尽图</text:p>
        </text:list-item>
        <text:list-item>
          <text:p text:style-name="P36">实际遇到哪些问题，是如何解决的？</text:p>
        </text:list-item>
        <text:list-item>
          <text:p text:style-name="P36">一张觉得效果最好的SCRUM会议照片</text:p>
        </text:list-item>
        <text:list-item>
          <text:p text:style-name="P36">项目的实际架构：前后端框架，使用的技术，部署的流程等</text:p>
        </text:list-item>
        <text:list-item>
          <text:p text:style-name="P36">描述项目测试的工作安排、测试工具的选择和使用，项目测试评述</text:p>
        </text:list-item>
        <text:list-item>
          <text:p text:style-name="P36">各个成员的过程体会</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Verdan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wiss"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2T21:01:38.782530305</meta:creation-date>
    <dc:date>2020-01-13T21:21:09.635766622</dc:date>
    <meta:editing-duration>PT4H2M45S</meta:editing-duration>
    <meta:editing-cycles>34</meta:editing-cycles>
    <meta:generator>LibreOffice/6.0.7.3$Linux_X86_64 LibreOffice_project/00m0$Build-3</meta:generator>
    <meta:document-statistic meta:table-count="0" meta:image-count="0" meta:object-count="0" meta:page-count="4" meta:paragraph-count="122" meta:word-count="2279" meta:character-count="2618" meta:non-whitespace-character-count="2554"/>
  </office:meta>
</office:document-meta>
</file>